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aede" officeooo:paragraph-rsid="000caede"/>
    </style:style>
    <style:style style:name="P5" style:family="paragraph" style:parent-style-name="Table_20_Contents">
      <style:text-properties officeooo:rsid="0008c033" officeooo:paragraph-rsid="00195718"/>
    </style:style>
    <style:style style:name="P6" style:family="paragraph" style:parent-style-name="Table_20_Contents">
      <style:text-properties officeooo:rsid="0014af7b" officeooo:paragraph-rsid="0014af7b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sistema">
      <style:text-properties officeooo:rsid="000ad213" officeooo:paragraph-rsid="00093f40"/>
    </style:style>
    <style:style style:name="P11" style:family="paragraph" style:parent-style-name="Azione_20_sistema">
      <style:text-properties officeooo:rsid="000ad213" officeooo:paragraph-rsid="000ad213"/>
    </style:style>
    <style:style style:name="P12" style:family="paragraph" style:parent-style-name="Azione_20_sistema">
      <style:text-properties officeooo:rsid="001d6a69" officeooo:paragraph-rsid="001d6a69"/>
    </style:style>
    <style:style style:name="P13" style:family="paragraph" style:parent-style-name="Azione_20_attore" style:list-style-name="Numerazione_20_UC">
      <style:text-properties officeooo:paragraph-rsid="001200fe"/>
    </style:style>
    <style:style style:name="P14" style:family="paragraph" style:parent-style-name="Azione_20_attore">
      <style:text-properties officeooo:rsid="000ad213" officeooo:paragraph-rsid="000ad213"/>
    </style:style>
    <style:style style:name="P15" style:family="paragraph" style:parent-style-name="Table_20_Contents">
      <style:text-properties officeooo:rsid="000c4c67" officeooo:paragraph-rsid="00251d27"/>
    </style:style>
    <style:style style:name="T1" style:family="text">
      <style:text-properties officeooo:rsid="00093f40"/>
    </style:style>
    <style:style style:name="T2" style:family="text">
      <style:text-properties fo:font-weight="normal" officeooo:rsid="00200168" style:font-weight-asian="normal" style:font-weight-complex="normal"/>
    </style:style>
    <style:style style:name="T3" style:family="text">
      <style:text-properties fo:font-weight="normal" officeooo:rsid="0021e011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eac60"/>
    </style:style>
    <style:style style:name="T6" style:family="text">
      <style:text-properties officeooo:rsid="0012f5cb"/>
    </style:style>
    <style:style style:name="T7" style:family="text">
      <style:text-properties officeooo:rsid="0014af7b"/>
    </style:style>
    <style:style style:name="T8" style:family="text">
      <style:text-properties officeooo:rsid="000a3f9c"/>
    </style:style>
    <style:style style:name="T9" style:family="text">
      <style:text-properties officeooo:rsid="000b7d41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f4934"/>
    </style:style>
    <style:style style:name="T13" style:family="text">
      <style:text-properties officeooo:rsid="0022d462"/>
    </style:style>
    <style:style style:name="T14" style:family="text">
      <style:text-properties officeooo:rsid="002494cf"/>
    </style:style>
    <style:style style:name="T15" style:family="text">
      <style:text-properties officeooo:rsid="00251d2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6">Iniziato da: </text:span><text:span text:style-name="T3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</text:span><text:span text:style-name="T2">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194811" text:style-name="Numerazione_20_UC">
              <text:list-item text:start-value="1">
                <text:p text:style-name="P13"><text:span text:style-name="T1">L' utente accede </text:span><text:span text:style-name="T4">alla sezione eventi </text:span></text:p>
                <text:p text:style-name="P10"/>
              </text:list-item>
              <text:list-item>
                <text:p text:style-name="P12">Il sistema mostra la lista degli eventi <text:span text:style-name="T13">di sua pertinenza </text:span>(include Visualizza Evento)</text:p>
              </text:list-item>
              <text:list-item>
                <text:p text:style-name="P14">L<text:span text:style-name="T5">'</text:span>utente <text:span text:style-name="T12">seleziona la funzionalità di inserimento nuovo evento</text:span></text:p>
                <text:p text:style-name="P11"/>
              </text:list-item>
              <text:list-item>
                <text:p text:style-name="P11">Il sistema mostra un form per l'aggiunta di un nuovo evento</text:p>
                <text:p text:style-name="P14"/>
              </text:list-item>
              <text:list-item>
                <text:p text:style-name="P14">L'utente <text:span text:style-name="T7">compila il form </text:span><text:span text:style-name="T12">con i dati corrispondenti</text:span></text:p>
                <text:p text:style-name="P11"/>
              </text:list-item>
              <text:list-item>
                <text:p text:style-name="P14">L'utente sottomette <text:span text:style-name="T7">il form</text:span></text:p>
                <text:p text:style-name="P11"/>
              </text:list-item>
              <text:list-item>
                <text:p text:style-name="P11">Il sistema <text:span text:style-name="T7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8">L'</text:span><text:span text:style-name="T14">EventPlanner</text:span><text:span text:style-name="T8"> ha inserito </text:span><text:span text:style-name="T7">l' evento</text:span><text:span text:style-name="T9"> </text:span><text:span text:style-name="T8">correttamente, </text:span><text:span text:style-name="T10">ha confermato l' operazione e il sistema ha aggiornato </text:span><text:span text:style-name="T7">l'elenco eventi.</text:span></text:p>
            <text:p text:style-name="P5"><text:span text:style-name="T8">L'</text:span><text:span text:style-name="T14">EventPlanner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7">l'elenco eventi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184045" text:style-name="L1">
              <text:list-item>
                <text:p text:style-name="P9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5"><text:span text:style-name="T15">L'operazione non dovrà richidere piu' di 5 secondi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4M51S</meta:editing-duration>
    <meta:editing-cycles>21</meta:editing-cycles>
    <meta:generator>LibreOffice/3.6$Windows_x86 LibreOffice_project/da8c1e6-fd468f4-454e206-f42a4a9-143cfd</meta:generator>
    <dc:date>2012-10-22T21:07:19.58</dc:date>
    <meta:document-statistic meta:table-count="1" meta:image-count="0" meta:object-count="0" meta:page-count="1" meta:paragraph-count="23" meta:word-count="159" meta:character-count="1020" meta:non-whitespace-character-count="889"/>
  </office:meta>
</office:document-meta>
</file>